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8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3.806cm"/>
    </style:style>
    <style:style style:name="co4" style:family="table-column">
      <style:table-column-properties fo:break-before="auto" style:column-width="5.27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0.921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Arial"/>
    </style:style>
    <style:style style:name="ce4" style:family="table-cell" style:parent-style-name="Default">
      <style:text-properties style:font-name="Arial"/>
    </style:style>
  </office:automatic-styles>
  <office:body>
    <office:spreadsheet>
      <table:table table:name="f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rc</text:p>
          </table:table-cell>
          <table:table-cell office:value-type="string">
            <text:p>args</text:p>
          </table:table-cell>
          <table:table-cell office:value-type="string">
            <text:p>dst module</text:p>
          </table:table-cell>
          <table:table-cell office:value-type="string">
            <text:p>name</text:p>
          </table:table-cell>
          <table:table-cell office:value-type="string">
            <text:p>arg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lwaysOnTop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Component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CursorFollowPlayback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Foobar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IsPaused </text:p>
          </table:table-cell>
          <table:table-cell office:value-type="string">
            <text:p>r</text:p>
          </table:table-cell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IsPlaying </text:p>
          </table:table-cell>
          <table:table-cell office:value-type="string">
            <text:p>r</text:p>
          </table:table-cell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laybackFollowCursor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PlaybackLength </text:p>
          </table:table-cell>
          <table:table-cell office:value-type="string">
            <text:p>r</text:p>
          </table:table-cell>
          <table:table-cell/>
          <table:table-cell office:value-type="string">
            <text:p>use track info</text:p>
          </table:table-cell>
          <table:table-cell/>
        </table:table-row>
        <table:table-row table:style-name="ro1">
          <table:table-cell office:value-type="string">
            <text:p>PlaybackTime </text:p>
          </table:table-cell>
          <table:table-cell office:value-type="string">
            <text:p>rw</text:p>
          </table:table-cell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rofile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ReplaygainMode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StopAfterCurrent </text:p>
          </table:table-cell>
          <table:table-cell office:value-type="string">
            <text:p>rw</text:p>
          </table:table-cell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Version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Volume </text:p>
          </table:table-cell>
          <table:table-cell office:value-type="string">
            <text:p>rw</text:p>
          </table:table-cell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cquireUiSelectionHolder </text:p>
          </table:table-cell>
          <table:table-cell/>
          <table:table-cell office:value-type="string">
            <text:p>fb/selection</text:p>
          </table:table-cell>
          <table:table-cell table:number-columns-repeated="2"/>
        </table:table-row>
        <table:table-row table:style-name="ro1">
          <table:table-cell office:value-type="string">
            <text:p>AddDirectory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AddFolder</text:p>
          </table:table-cell>
          <table:table-cell/>
        </table:table-row>
        <table:table-row table:style-name="ro1">
          <table:table-cell office:value-type="string">
            <text:p>AddFiles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AddFiles</text:p>
          </table:table-cell>
          <table:table-cell/>
        </table:table-row>
        <table:table-row table:style-name="ro1">
          <table:table-cell office:value-type="string">
            <text:p>CheckClipboardContents 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1">
          <table:table-cell office:value-type="string">
            <text:p>ClearPlaylist </text:p>
          </table:table-cell>
          <table:table-cell table:number-columns-repeated="2"/>
          <table:table-cell office:value-type="string">
            <text:p>Activeplaylist + clear</text:p>
          </table:table-cell>
          <table:table-cell/>
        </table:table-row>
        <table:table-row table:style-name="ro1">
          <table:table-cell office:value-type="string">
            <text:p>CopyHandleListToClipboard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1">
          <table:table-cell office:value-type="string">
            <text:p>CreateContextMenuManager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CreateHandleList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CreateMainMenuManager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CreateProfiler </text:p>
          </table:table-cell>
          <table:table-cell table:number-columns-repeated="2"/>
          <table:table-cell office:value-type="string">
            <text:p>use console.time() + manual js</text:p>
          </table:table-cell>
          <table:table-cell/>
        </table:table-row>
        <table:table-row table:style-name="ro1">
          <table:table-cell office:value-type="string">
            <text:p>DoDragDrop </text:p>
          </table:table-cell>
          <table:table-cell/>
          <table:table-cell office:value-type="string">
            <text:p><text:s/>draggable?</text:p>
          </table:table-cell>
          <table:table-cell table:number-columns-repeated="2"/>
        </table:table-row>
        <table:table-row table:style-name="ro1">
          <table:table-cell office:value-type="string">
            <text:p>Exit </text:p>
          </table:table-cell>
          <table:table-cell/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GetClipboardContents 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1">
          <table:table-cell office:value-type="string">
            <text:p>GetDSPPresets </text:p>
          </table:table-cell>
          <table:table-cell/>
          <table:table-cell office:value-type="string">
            <text:p>fb/dsp</text:p>
          </table:table-cell>
          <table:table-cell table:number-columns-repeated="2"/>
        </table:table-row>
        <table:table-row table:style-name="ro1">
          <table:table-cell office:value-type="string">
            <text:p>GetFocusItem </text:p>
          </table:table-cell>
          <table:table-cell table:number-columns-repeated="2"/>
          <table:table-cell office:value-type="string">
            <text:p>Activeplaylist + get focus</text:p>
          </table:table-cell>
          <table:table-cell/>
        </table:table-row>
        <table:table-row table:style-name="ro1">
          <table:table-cell office:value-type="string">
            <text:p>GetLibraryItems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GetLibraryRelativePath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GetNowPlaying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GetOutputDevices </text:p>
          </table:table-cell>
          <table:table-cell/>
          <table:table-cell office:value-type="string">
            <text:p>fb/output</text:p>
          </table:table-cell>
          <table:table-cell table:number-columns-repeated="2"/>
        </table:table-row>
        <table:table-row table:style-name="ro1">
          <table:table-cell office:value-type="string">
            <text:p>GetQueryItems </text:p>
          </table:table-cell>
          <table:table-cell/>
          <table:table-cell office:value-type="string">
            <text:p>fb/search</text:p>
          </table:table-cell>
          <table:table-cell table:number-columns-repeated="2"/>
        </table:table-row>
        <table:table-row table:style-name="ro1">
          <table:table-cell office:value-type="string">
            <text:p>GetSelection </text:p>
          </table:table-cell>
          <table:table-cell/>
          <table:table-cell office:value-type="string">
            <text:p>fb/selection</text:p>
          </table:table-cell>
          <table:table-cell table:number-columns-repeated="2"/>
        </table:table-row>
        <table:table-row table:style-name="ro1">
          <table:table-cell office:value-type="string">
            <text:p>GetSelections </text:p>
          </table:table-cell>
          <table:table-cell/>
          <table:table-cell office:value-type="string">
            <text:p>fb/selection</text:p>
          </table:table-cell>
          <table:table-cell table:number-columns-repeated="2"/>
        </table:table-row>
        <table:table-row table:style-name="ro1">
          <table:table-cell office:value-type="string">
            <text:p>GetSelectionType </text:p>
          </table:table-cell>
          <table:table-cell/>
          <table:table-cell office:value-type="string">
            <text:p>fb/selection</text:p>
          </table:table-cell>
          <table:table-cell table:number-columns-repeated="2"/>
        </table:table-row>
        <table:table-row table:style-name="ro1">
          <table:table-cell office:value-type="string">
            <text:p>IsLibraryEnabled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IsMainMenuCommandChecke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IsMetadbInMediaLibrary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LoadPlaylist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LoadPlaylist</text:p>
          </table:table-cell>
          <table:table-cell/>
        </table:table-row>
        <table:table-row table:style-name="ro1">
          <table:table-cell office:value-type="string">
            <text:p>Next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ause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lay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layOrPause </text:p>
          </table:table-cell>
          <table:table-cell table:number-columns-repeated="2"/>
          <table:table-cell office:value-type="string">
            <text:p>use Play/Pause</text:p>
          </table:table-cell>
          <table:table-cell/>
        </table:table-row>
        <table:table-row table:style-name="ro1">
          <table:table-cell office:value-type="string">
            <text:p>Prev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Random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Register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Restart </text:p>
          </table:table-cell>
          <table:table-cell/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RunContext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RunContextCommandWithMetadb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Run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SavePlaylist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SavePlaylist</text:p>
          </table:table-cell>
          <table:table-cell/>
        </table:table-row>
        <table:table-row table:style-name="ro1">
          <table:table-cell office:value-type="string">
            <text:p>SetDSPPreset </text:p>
          </table:table-cell>
          <table:table-cell/>
          <table:table-cell office:value-type="string">
            <text:p>fb/dsp</text:p>
          </table:table-cell>
          <table:table-cell table:number-columns-repeated="2"/>
        </table:table-row>
        <table:table-row table:style-name="ro1">
          <table:table-cell office:value-type="string">
            <text:p>SetOutputDevice </text:p>
          </table:table-cell>
          <table:table-cell/>
          <table:table-cell office:value-type="string">
            <text:p>fb/output</text:p>
          </table:table-cell>
          <table:table-cell table:number-columns-repeated="2"/>
        </table:table-row>
        <table:table-row table:style-name="ro1">
          <table:table-cell office:value-type="string">
            <text:p>ShowConsole </text:p>
          </table:table-cell>
          <table:table-cell/>
          <table:table-cell office:value-type="string">
            <text:p>console</text:p>
          </table:table-cell>
          <table:table-cell office:value-type="string">
            <text:p>show()</text:p>
          </table:table-cell>
          <table:table-cell/>
        </table:table-row>
        <table:table-row table:style-name="ro1">
          <table:table-cell office:value-type="string">
            <text:p>ShowLibrarySearchUI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ShowPopupMessage </text:p>
          </table:table-cell>
          <table:table-cell/>
          <table:table-cell office:value-type="string">
            <text:p><text:s/>??? panel? Process?</text:p>
          </table:table-cell>
          <table:table-cell table:number-columns-repeated="2"/>
        </table:table-row>
        <table:table-row table:style-name="ro1">
          <table:table-cell office:value-type="string">
            <text:p>ShowPreferences </text:p>
          </table:table-cell>
          <table:table-cell/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Stop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TitleFormat 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Unregister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VolumeDown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VolumeMute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VolumeUp </text:p>
          </table:table-cell>
          <table:table-cell/>
          <table:table-cell office:value-type="string">
            <text:p>fb/playback_control</text:p>
          </table:table-cell>
          <table:table-cell table:number-columns-repeated="2"/>
        </table:table-row>
      </table:table>
      <table:table table:name="plman" table:style-name="ta1" table:print="false"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number-columns-repeated="1020" table:default-cell-style-name="ce4"/>
        <table:table-row table:style-name="ro2">
          <table:table-cell table:style-name="ce1" office:value-type="string">
            <text:p>src</text:p>
          </table:table-cell>
          <table:table-cell table:style-name="Default" office:value-type="string">
            <text:p>args</text:p>
          </table:table-cell>
          <table:table-cell table:style-name="Default" office:value-type="string">
            <text:p>dst module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arg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ActivePlaylist</text:p>
          </table:table-cell>
          <table:table-cell office:value-type="string">
            <text:p>r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aybackOrder</text:p>
          </table:table-cell>
          <table:table-cell office:value-type="string">
            <text:p>r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ayingPlaylist</text:p>
          </table:table-cell>
          <table:table-cell office:value-type="string">
            <text:p>r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aylistCount</text:p>
          </table:table-cell>
          <table:table-cell office:value-type="string">
            <text:p>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aylistRecycler</text:p>
          </table:table-cell>
          <table:table-cell office:value-type="string">
            <text:p>r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AddItemToPlaybackQueue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Loca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ddPlaylistItemToPlaybackQueue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ear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learPlaylistSele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reateAuto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reat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uplicat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nsurePlaylistItemVisib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xecutePlaylistDefaultA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indOrCreat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indPlaybackQueueItemIndex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ind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lushPlaybackQueue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tPlaybackQueueContents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tPlaybackQueueHandles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tPlayingItemLoca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FocusItemIndex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Item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LockedAc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Lock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SelectedItem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nsertPlaylistItem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nsertPlaylistItemsFilter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Auto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PlaylistItemSelect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PlaylistLock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RedoAvailab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UndoAvailab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ov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ovePlaylistSele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laylistItemCoun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do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ItemFromPlaybackQueu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ItemsFromPlaybackQueu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PlaylistSele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PlaylistSwitc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nam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ActivePlaylistContex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FocusIte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FocusItemByHand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LockedAc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Sele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SelectionSing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howAutoPlaylistUI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rtByForma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rtByFormatV2</text:p>
          </table:table-cell>
          <table:table-cell/>
          <table:table-cell office:value-type="string">
            <text:p>?</text:p>
          </table:table-cell>
          <table:table-cell office:value-type="string">
            <text:p>use SortByFormat()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rtPlaylistsBy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Undo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UndoBacku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dd callbacks to plman</text:p>
          </table:table-cell>
          <table:table-cell table:number-columns-repeated="1023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2">12.08.2022</text:date>, <text:time>01:34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3:18:21.27</meta:creation-date>
    <dc:date>2022-08-12T01:34:12.49</dc:date>
    <meta:editing-duration>PT56M23S</meta:editing-duration>
    <meta:editing-cycles>2</meta:editing-cycles>
    <meta:generator>OpenOffice/4.1.3$Win32 OpenOffice.org_project/413m1$Build-9783</meta:generator>
    <meta:document-statistic meta:table-count="2" meta:cell-count="230" meta:object-count="0"/>
  </office:meta>
</office:document-meta>
</file>